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Google Sans Text" svg:font-family="'Google Sans Tex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paragraph-rsid="000f66b8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paragraph-rsid="001231fa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paragraph-rsid="0012c058" style:text-blinking="false" fo:background-color="transparen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paragraph-rsid="0013682e" style:text-blinking="false" fo:background-color="transparen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paragraph-rsid="0014393d" style:text-blinking="false" fo:background-color="transparen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paragraph-rsid="0015121d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paragraph-rsid="0017ef4b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rsid="000afe18" officeooo:paragraph-rsid="000afe18" style:text-blinking="false" fo:background-color="transparent"/>
    </style:style>
    <style:style style:name="P10" style:family="paragraph" style:parent-style-name="Text_20_body"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rsid="0019098d" officeooo:paragraph-rsid="0019098d" style:text-blinking="false" fo:background-color="transparen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paragraph-rsid="0014393d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paragraph-rsid="0015121d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officeooo:paragraph-rsid="0017ef4b"/>
    </style:style>
    <style:style style:name="T1" style:family="text">
      <style:text-properties officeooo:rsid="000afe18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rsid="0014393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rsid="00123774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officeooo:rsid="0017ef4b" style:text-blinking="false" fo:background-color="transparent" loext:char-shading-value="0"/>
    </style:style>
    <style:style style:name="T6" style:family="text">
      <style:text-properties officeooo:rsid="000b185b"/>
    </style:style>
    <style:style style:name="T7" style:family="text">
      <style:text-properties officeooo:rsid="000f66b8"/>
    </style:style>
    <style:style style:name="T8" style:family="text">
      <style:text-properties officeooo:rsid="001231fa"/>
    </style:style>
    <style:style style:name="T9" style:family="text">
      <style:text-properties officeooo:rsid="00123774"/>
    </style:style>
    <style:style style:name="T10" style:family="text">
      <style:text-properties officeooo:rsid="0012918a"/>
    </style:style>
    <style:style style:name="T11" style:family="text">
      <style:text-properties officeooo:rsid="0012c058"/>
    </style:style>
    <style:style style:name="T12" style:family="text">
      <style:text-properties officeooo:rsid="0013682e"/>
    </style:style>
    <style:style style:name="T13" style:family="text">
      <style:text-properties officeooo:rsid="0014393d"/>
    </style:style>
    <style:style style:name="T14" style:family="text">
      <style:text-properties officeooo:rsid="0015121d"/>
    </style:style>
    <style:style style:name="T15" style:family="text">
      <style:text-properties officeooo:rsid="0017ef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arzone</text:p>
      <text:p text:style-name="P9"/>
      <text:p text:style-name="P11">Dovresti estrarre del testo da una serie di immagini jpeg delle carte del gioco di carte Mutant Chronicles Doomtroopr. Queste carte rappresentano le Warzone.<text:line-break/></text:p>
      <text:p text:style-name="P1">Il testo da estrarre è il nome della carta riportato in alto e centrato orizzontalmente; i valori delle caratteristiche di combattimento, sparare, armatura e valore riportati in basso e a sinistra della carta, il primo valore partendo dall'alto è quello di combattimento; la descrizione della carta riportata in basso, a destra delle caratteristiche di combattimento.</text:p>
      <text:p text:style-name="P1"/>
      <text:p text:style-name="P1">Il testo deve essere inserito <text:span text:style-name="T15">nel seguente</text:span> dizionario python:</text:p>
      <text:p text:style-name="P1"/>
      <text:p text:style-name="P1"><text:span text:style-name="T1">nome</text:span>: {</text:p>
      <text:p text:style-name="P1"><text:s text:c="8"/>"nome": <text:span text:style-name="T1">nome</text:span></text:p>
      <text:p text:style-name="P1"><text:s text:c="8"/>"costo_azione": <text:span text:style-name="T6">costo in azioni per introdurre la carta in gioco</text:span>,</text:p>
      <text:p text:style-name="P1"><text:s text:c="8"/>"tipo": “”,</text:p>
      <text:p text:style-name="P1"><text:s text:c="8"/>"terreno": "",</text:p>
      <text:p text:style-name="P1"><text:s text:c="8"/>"rarity": "<text:span text:style-name="T6">C</text:span>ommon",</text:p>
      <text:p text:style-name="P1"><text:s text:c="8"/>"set_espansione": "<text:span text:style-name="T15">Warzone</text:span>",</text:p>
      <text:p text:style-name="P1"><text:s text:c="8"/>"numero_carta": "",</text:p>
      <text:p text:style-name="P1"><text:s text:c="8"/>"stats": {</text:p>
      <text:p text:style-name="P1"><text:s text:c="12"/>"combattimento": <text:span text:style-name="T8">combattimento</text:span>,</text:p>
      <text:p text:style-name="P1"><text:s text:c="12"/>"sparare": <text:span text:style-name="T8">sparare</text:span>, </text:p>
      <text:p text:style-name="P1"><text:s text:c="12"/>"armatura": <text:span text:style-name="T8">armatura</text:span>,</text:p>
      <text:p text:style-name="P1"><text:s text:c="12"/>"valore": <text:span text:style-name="T8">valore</text:span></text:p>
      <text:p text:style-name="P1"><text:s text:c="8"/>},</text:p>
      <text:p text:style-name="P1"><text:s text:c="8"/>"modificatori_difensore": <text:span text:style-name="T8">Lista dei dizionari definiti per ogni modificatore applicato al Difensore: </text:span>[</text:p>
      <text:p text:style-name="P2"><text:s text:c="12"/>{"statistica": “<text:span text:style-name="T7">C”, “S”, “A” o “V”</text:span>, </text:p>
      <text:p text:style-name="P2"><text:tab/>"valore": <text:span text:style-name="T7">valore della statistica</text:span>, </text:p>
      <text:p text:style-name="P4"><text:tab/>"descrizione": <text:span text:style-name="T7">descrizione della modifica,</text:span></text:p>
      <text:p text:style-name="P4"><text:tab/>“<text:span text:style-name="T11">difensore”: fazione e/o tipo guerriero difensore </text:span>},</text:p>
      <text:p text:style-name="P3"><text:s text:c="8"/>],</text:p>
      <text:p text:style-name="P3"><text:s text:c="8"/>"effetti_combattimento": <text:span text:style-name="T8">Lista d</text:span><text:span text:style-name="T9">i</text:span><text:span text:style-name="T8"> dizionari <text:s/>relativi agli effetti, alle restrizioni e alle condizioni applicabili sugli utilizzatori della warzone: <text:s text:c="2"/></text:span>[</text:p>
      <text:p text:style-name="P1"><text:soft-page-break/><text:s text:c="12"/>{</text:p>
      <text:p text:style-name="P1"><text:s text:c="16"/>"nome": <text:span text:style-name="T8">Nome effetto</text:span>, <text:span text:style-name="T8">restrizione o condizione </text:span></text:p>
      <text:p text:style-name="P1"><text:s text:c="16"/>"descrizione": <text:span text:style-name="T8">descrizione specificata sulla carte</text:span>,</text:p>
      <text:p text:style-name="P1"><text:s text:c="16"/>"target": <text:span text:style-name="T8">fazioni e/o tipo dei guerrieri interessati</text:span>,</text:p>
      <text:p text:style-name="P1"><text:s text:c="16"/>"tipo_effetto": "Restrizione", “<text:span text:style-name="T8">Effetto”, “Condizione”, “</text:span><text:span text:style-name="T9">Arte”, “Oscura Simmetria”, “Equipaggiamento”, … </text:span>}, ],</text:p>
      <text:p text:style-name="P1"><text:s text:c="8"/>"testo_carta": <text:s/><text:span text:style-name="T8">descrizione riportata sulla cart</text:span><text:span text:style-name="T15">a</text:span>,</text:p>
      <text:p text:style-name="P1"><text:s text:c="8"/>"flavour_text": "",</text:p>
      <text:p text:style-name="P1"><text:s text:c="8"/>"keywords": [],</text:p>
      <text:p text:style-name="P1"><text:s text:c="8"/>"restrizioni": {</text:p>
      <text:p text:style-name="P1"><text:s text:c="12"/>"richiede_grande_stratega": True,</text:p>
      <text:p text:style-name="P1"><text:s text:c="12"/>"aree_utilizzabili": <text:span text:style-name="T9">la squadra e/o lo schieramento come specificato nel testo della carta (esempio se sulla carta è specificata l’applicabilità </text:span><text:span text:style-name="T15">sia </text:span><text:span text:style-name="T9">alla squadra </text:span><text:span text:style-name="T15">ch</text:span><text:span text:style-name="T9">e allo schieramento:aree_utilizzabili: </text:span>["Squadra", "Schieramento"]<text:span text:style-name="T9">)</text:span>,</text:p>
      <text:p text:style-name="P1"><text:s text:c="12"/>"fazioni_permesse": <text:span text:style-name="T9">la lista delle fazioni che possono utilizzare questa warzone oppure che ne subiscono gli effetti [“Oscura Legione”, “Fratellanza”, “Bauhaus”, “Mishima”</text:span>, “<text:span text:style-name="T9">Cybertronic”, “Capitol”, “Imperiali”, “Freelancer”</text:span><text:span text:style-name="T10">]</text:span></text:p>
      <text:p text:style-name="P1"><text:s text:c="12"/>"solo_una_per_area": True,</text:p>
      <text:p text:style-name="P1"><text:s text:c="12"/>"limiti_utilizzo": []</text:p>
      <text:p text:style-name="P1"><text:s text:c="8"/>},</text:p>
      <text:p text:style-name="P1"><text:s text:c="8"/>"valore_strategico": <text:span text:style-name="T6">1</text:span>,</text:p>
      <text:p text:style-name="P1"><text:s text:c="8"/>"frequenza_utilizzo": "",</text:p>
      <text:p text:style-name="P1"><text:s text:c="8"/>"quantita":<text:span text:style-name="T6">1</text:span>,</text:p>
      <text:p text:style-name="P1"><text:s text:c="8"/>"quantita_minima_consigliata":<text:span text:style-name="T6">1</text:span>,</text:p>
      <text:p text:style-name="P1"><text:s text:c="8"/>"fondamentale": False</text:p>
      <text:p text:style-name="P1"><text:s text:c="4"/>},</text:p>
      <text:p text:style-name="P1"/>
      <text:p text:style-name="P8">Il testo estratto deve essere inserito nel dizionario, nel seguente modo: <text:s/>il nome della carta deve essere assegnato all<text:span text:style-name="T1">a</text:span> chiavi <text:span text:style-name="T1">ed alla proprietà</text:span> nome, <text:span text:style-name="T1">u</text:span>tilizzando le maiuscole per la lettera iniziale delle parole che compongono , le caratteristiche di combattimento devono essere assegnate alle corrispondenti chiavi del dizionario con chiave stats, la descrizione della carta deve essere assegnata alla chiave testo_carta.</text:p>
      <text:p text:style-name="P1"/>
      <text:p text:style-name="P1">Inoltre, il testo estratto deve essere analizzato per verificare la presenza di alcune parole o frasi importanti per la compilazione del dizionario:</text:p>
      <text:p text:style-name="P1"><text:soft-page-break/>- se viene rilevata la frase SEGUACE DI &lt;nome&gt;: la stringa "Seguace" deve essere assegnata alla chiave tipo del dizionario e la stringa "Seguace di &lt;nome&gt;" deve essere inserita nella lista con chiave keywords;</text:p>
      <text:p text:style-name="P1"/>
      <text:p text:style-name="P1">- se viene rilevata la frase PERSONALITA: la stringa "Personalita" deve essere <text:span text:style-name="T15">a</text:span>ssegnata alla chiave tipo del dizionario;</text:p>
      <text:p text:style-name="P1"/>
      <text:p text:style-name="P7">- se nel testo è specificata la capacità del guerriero di uccidere/eliminare i guerrieri da lui feriti, alla chiave "effetti_combattimento" <text:span text:style-name="T14">deve </text:span>essere inserito nella lista, il seguente dizionario: {</text:p>
      <text:p text:style-name="P5"><text:s text:c="16"/>"nome": “Uccide Automaticamente”<text:span text:style-name="T8"> </text:span></text:p>
      <text:p text:style-name="P5"><text:s text:c="16"/>"descrizione": <text:span text:style-name="T8">descrizione </text:span><text:span text:style-name="T12">dell’effetto </text:span><text:span text:style-name="T8">specificata sulla carte</text:span>,</text:p>
      <text:p text:style-name="P5"><text:s text:c="16"/>"target": <text:span text:style-name="T8">fazioni e/o tipo dei guerrieri </text:span><text:span text:style-name="T12">che subiscono l’effetto</text:span>,</text:p>
      <text:p text:style-name="P5"><text:s text:c="16"/>"tipo_effetto": "<text:span text:style-name="T12">Combattimento</text:span><text:span text:style-name="T9">”</text:span>},</text:p>
      <text:p text:style-name="P7"><text:span text:style-name="T12">- s</text:span>e nel testo è specificata la capacità del guerriero di guarire se ferito, alla chiave "effetti_combattimento" <text:span text:style-name="T14">deve</text:span> essere inserito nella lista, il seguente dizionario: {</text:p>
      <text:p text:style-name="P5"><text:s text:c="16"/>"nome": “Guari<text:span text:style-name="T12">sce se stesso</text:span>”<text:span text:style-name="T8"> </text:span></text:p>
      <text:p text:style-name="P5"><text:s text:c="16"/>"descrizione": <text:span text:style-name="T8">descrizione </text:span><text:span text:style-name="T12">dell’effetto </text:span><text:span text:style-name="T8">specificata sulla carte</text:span>,</text:p>
      <text:p text:style-name="P5"><text:s text:c="16"/>"target": <text:span text:style-name="T8">fazioni e/o tipo dei guerrieri </text:span><text:span text:style-name="T12">che beneficiano dell’effetto</text:span>,</text:p>
      <text:p text:style-name="P5"><text:s text:c="16"/>"tipo_effetto": "<text:span text:style-name="T12">Guarigione</text:span><text:span text:style-name="T9">”</text:span>}, </text:p>
      <text:p text:style-name="P6">- se nel testo è specificata la capacità del guerriero di essere immune ad un effetto o incantesimo dell'Arte, alla chiave "effetti_combattimento" <text:s/><text:span text:style-name="T14">deve </text:span>essere inserito nella lista, il seguente dizionario: {</text:p>
      <text:p text:style-name="P6"><text:s text:c="16"/>"nome": "Immune agli effetti dell'Arte" oppure "Immune agli effetti della specifica Arte &lt;nome arte&gt;,<text:span text:style-name="T8"> </text:span></text:p>
      <text:p text:style-name="P6"><text:s text:c="16"/>"descrizione": <text:span text:style-name="T8">descrizione </text:span><text:span text:style-name="T12">dell’</text:span><text:span text:style-name="T13">immunità</text:span><text:span text:style-name="T12"> </text:span><text:span text:style-name="T8">specificata sulla carte</text:span>,</text:p>
      <text:p text:style-name="P6"><text:s text:c="16"/>"target": <text:span text:style-name="T8">fazioni e/o tipo dei guerrieri </text:span><text:span text:style-name="T12">che beneficiano dell’effetto</text:span>,</text:p>
      <text:p text:style-name="P7"><text:s text:c="16"/>"tipo_effetto": "<text:span text:style-name="T13">Immunita</text:span><text:span text:style-name="T9">”</text:span>},</text:p>
      <text:p text:style-name="P7"><text:s/></text:p>
      <text:p text:style-name="P7">- se nel testo è specificata la capacità del guerriero di essere immune ad un effetto o carta dell'Oscura Simmetria o Dono degli Apostoli, alla chiave "effetti_combattimento" <text:span text:style-name="T14">deve</text:span> essere inserito nella lista, il seguente dizionario: {</text:p>
      <text:p text:style-name="P6"><text:s text:c="16"/>"nome": "Immune agli effetti dell'Oscura Simmetria" oppure "Immune agli effetti dello specifico sortilegio o Dono degli Apostoli &lt;nome apostolo&gt; ,<text:span text:style-name="T8"> </text:span></text:p>
      <text:p text:style-name="P6"><text:s text:c="16"/>"descrizione": <text:span text:style-name="T8">descrizione </text:span><text:span text:style-name="T12">dell’</text:span><text:span text:style-name="T13">immunità</text:span><text:span text:style-name="T12"> </text:span><text:span text:style-name="T8">specificata sulla carte</text:span>,</text:p>
      <text:p text:style-name="P6"><text:soft-page-break/><text:s text:c="16"/>"target": <text:span text:style-name="T8">fazioni e/o tipo dei guerrieri </text:span><text:span text:style-name="T12">che beneficiano dell’effetto</text:span>,</text:p>
      <text:p text:style-name="P6"><text:s text:c="16"/>"tipo_effetto": "<text:span text:style-name="T13">Immunita</text:span><text:span text:style-name="T9">”</text:span>},</text:p>
      <text:p text:style-name="P1"/>
      <text:p text:style-name="P6"><text:span text:style-name="T13">- s</text:span>e nella descrizione compare la parola Eretico oppure considerato un Eretico, alla chiave keywords deve essere inserita nella lista la stringa "Eretico".</text:p>
      <text:p text:style-name="P6">- <text:span text:style-name="T13">s</text:span>e nella descrizione compare la parola Cultista di &lt;nome apostolo' oppure è considerato un Cultista, alla chiave keywords deve essere inserita nella lista la stringa "Cultista di &lt;nome apostolo&gt;".</text:p>
      <text:p text:style-name="P12"><text:span text:style-name="T3"/></text:p>
      <text:p text:style-name="P14"><text:span text:style-name="T3">- s</text:span><text:span text:style-name="T2">e nella descrizione compaiono alcune restrizioni quali divieto di assegnazione delle carte dell'Oscura Simmetria, il divieto di assegnazione dei Doni degli Apostoli, il divieto di assegnazione delle carte dell'Arte o di lanciare incantesimi dell'Arte, nella chiave "limiti_utilizzo" </text:span><text:span text:style-name="T5">interna a “restrizioni”,</text:span><text:span text:style-name="T2"> deve essere aggiunta alla lista di stringhe le rispettive stringhe: "Carte Oscura Simmetria non Assegnabili" o "Carte Doni degli Apostoli non Assegnabili" o "Carte delle Arti non Assegnabili" o "Carte della specifica Arte del/di &lt;nome arte&gt; non assegnabili".</text:span></text:p>
      <text:p text:style-name="P6"/>
      <text:p text:style-name="P8">- se nella descrizione compaiono  divieti di assegnazione, di giocabilità o di ricevere specifici bonus, di carte Speciali o carte Equipaggiamento o carte Fortificazione, nella chiave "limiti_utilizzo" <text:span text:style-name="T15">interna a “restrizioni”,</text:span> deve essere aggiunta alla lista di stringhe le rispettive stringhe: "Carte Speciali non Assegnabili/Giocabili" o "Carte Equipaggiamento non Assegnabili" o "Carte Fortificazione non assegnabili" o "Bonus relativi al &lt;oggetto del bonus&gt; non ricevibile"</text:p>
      <text:p text:style-name="P6"/>
      <text:p text:style-name="P8">-se nella descrizione è specificato che <text:span text:style-name="T13">la warzone impedisce ad alcuni </text:span>guerrier<text:span text:style-name="T13">i di </text:span><text:s/>prendere parte al combattimento o andare in copertura  nella chiave "limiti_utilizzo" <text:span text:style-name="T15">interna a “restrizioni”,</text:span> deve essere aggiunta alla lista di stringhe le rispettive stringhe: "Non <text:span text:style-name="T13">permett</text:span><text:span text:style-name="T14">e di di </text:span>prendere parte al combattimento" o "Non può andare in copertura" <text:span text:style-name="T14">uniti al tipo o fazione dei guerrieri di riferimento</text:span>; </text:p>
      <text:p text:style-name="P6"/>
      <text:p text:style-name="P8">- se nella descrizione è specificato che <text:span text:style-name="T14">nella warzone un </text:span>guerriero non può attaccare un determinato tipo di guerrieri oppure guerrieri appartenenti ad una specifica fazione,  nella chiave "limiti_utilizzo" <text:span text:style-name="T15">interna a “restrizioni”,</text:span> deve essere aggiunta alla lista di stringhe la stringa: "Non può attaccare guerrieri: &lt;tipo guerriero&gt; <text:s/>o  &lt;fazione guerriero&gt;;</text:p>
      <text:p text:style-name="P6"/>
      <text:p text:style-name="P6"><text:soft-page-break/><text:span text:style-name="T13">-s</text:span>e nella descrizione è specificato che <text:span text:style-name="T13">la warzone consente di </text:span>equipaggiare altri guerrieri con alcune tipologie di carte (Speciali, Arte, Equipaggiamento, Oscura Simmetria), alla chiave "effetti_combattimento" essere inserito nella lista, il seguente dizionario: {</text:p>
      <text:p text:style-name="P6"><text:s text:c="16"/>"nome": "Assegna Carte” ,<text:span text:style-name="T8"> </text:span></text:p>
      <text:p text:style-name="P6"><text:s text:c="16"/>"descrizione": <text:span text:style-name="T8">descrizione </text:span><text:span text:style-name="T12">dell’</text:span><text:span text:style-name="T13">assegnazione</text:span><text:span text:style-name="T12"> </text:span><text:span text:style-name="T8">specificata sulla carte</text:span>,</text:p>
      <text:p text:style-name="P6"><text:s text:c="16"/>"target": <text:span text:style-name="T8">fazioni e/o tipo dei guerrieri </text:span><text:span text:style-name="T12">che beneficiano dell’effetto</text:span>,</text:p>
      <text:p text:style-name="P6"><text:s text:c="16"/>"tipo_effetto": "<text:span text:style-name="T13">Carte</text:span><text:span text:style-name="T9">”</text:span>},</text:p>
      <text:p text:style-name="P6"/>
      <text:p text:style-name="P6">- <text:span text:style-name="T13">s</text:span>e nella descrizione è specificato che il guerriero può utilizzare, manipolare o lanciare Arte o incantesimi dell'Arte, essere inserito nella lista, il seguente dizionario: {</text:p>
      <text:p text:style-name="P6"><text:s text:c="16"/>"nome": "Lancia Arte” <text:span text:style-name="T13">o “Lancia Arte di &lt;nome arte&gt; o “Lancia Incantesimo di &lt;nome incantesimo&gt;</text:span>,<text:span text:style-name="T8"> </text:span></text:p>
      <text:p text:style-name="P6"><text:s text:c="16"/>"descrizione": <text:span text:style-name="T8">descrizione </text:span><text:span text:style-name="T12">dell</text:span><text:span text:style-name="T13">a capacità</text:span><text:span text:style-name="T12"> </text:span><text:span text:style-name="T8">specificata sulla carte</text:span>,</text:p>
      <text:p text:style-name="P6"><text:s text:c="16"/>"target": <text:span text:style-name="T8">fazioni e/o tipo dei guerrieri </text:span><text:span text:style-name="T12">che </text:span><text:span text:style-name="T13">hanno attribuita la capacità nel testo della carta</text:span>,</text:p>
      <text:p text:style-name="P6"><text:s text:c="16"/>"tipo_effetto": "<text:span text:style-name="T13">Arte</text:span><text:span text:style-name="T9">”</text:span>}, </text:p>
      <text:p text:style-name="P6"/>
      <text:p text:style-name="P6">- <text:span text:style-name="T13">s</text:span>e nella descrizione è specificato che <text:span text:style-name="T13">la warzone</text:span> <text:span text:style-name="T13">modifica</text:span> le caratteristiche <text:span text:style-name="T13">dei </text:span>guerrieri, alla chiave "effetti_combattimento" essere inserito nella lista, il seguente dizionario: {</text:p>
      <text:p text:style-name="P6"><text:s text:c="16"/>"nome": "Aumenta caratteristiche” ,<text:span text:style-name="T8"> </text:span></text:p>
      <text:p text:style-name="P6"><text:s text:c="16"/>"descrizione": <text:span text:style-name="T8">descrizione </text:span><text:span text:style-name="T12">dell</text:span><text:span text:style-name="T13">a modifica</text:span><text:span text:style-name="T12"> </text:span><text:span text:style-name="T8">specificata sulla carte</text:span>,</text:p>
      <text:p text:style-name="P6"><text:s text:c="16"/>"target": <text:span text:style-name="T8">fazioni e/o tipo dei guerrieri </text:span><text:span text:style-name="T12">che beneficiano dell’effetto</text:span>,</text:p>
      <text:p text:style-name="P6"><text:s text:c="16"/>"tipo_effetto": "<text:span text:style-name="T13">Modificatore</text:span><text:span text:style-name="T9">”</text:span>},</text:p>
      <text:p text:style-name="P7"/>
      <text:p text:style-name="P7">- <text:span text:style-name="T13">s</text:span>e nella descrizione è specificato che <text:span text:style-name="T14">la warzone <text:s/></text:span>incrementa gli effetti di una carta (Arte, Oscura Simmetria, <text:span text:style-name="T14">Equipaggiamento, ecc.</text:span>) o di una determinato effetto, alla chiave "effetti_combattimento" essere inserito nella lista, il seguente dizionario: {</text:p>
      <text:p text:style-name="P7"><text:s text:c="16"/>"nome": "Aumenta <text:span text:style-name="T14">effetto</text:span>” ,<text:span text:style-name="T8"> </text:span></text:p>
      <text:p text:style-name="P7"><text:s text:c="16"/>"descrizione": <text:span text:style-name="T8">descrizione </text:span><text:span text:style-name="T12">dell</text:span><text:span text:style-name="T13">a modifica</text:span><text:span text:style-name="T12"> </text:span><text:span text:style-name="T8">specificata sulla carte</text:span><text:span text:style-name="T14">a</text:span>,</text:p>
      <text:p text:style-name="P7"><text:s text:c="16"/>"target": <text:span text:style-name="T8">fazioni e/o tipo dei guerrieri </text:span><text:span text:style-name="T12">che beneficiano dell’effetto</text:span>,</text:p>
      <text:p text:style-name="P13"><text:span text:style-name="T2"><text:s text:c="16"/>"tipo_effetto": "</text:span><text:span text:style-name="T3">Modificatore</text:span><text:span text:style-name="T4">”</text:span><text:span text:style-name="T2">}, </text:span></text:p>
      <text:p text:style-name="P13"><text:span text:style-name="T2"/></text:p>
      <text:p text:style-name="P1">Inserisci i dizionari de<text:span text:style-name="T14">lle singole warzone </text:span>in un unico dizionario<text:line-break/><text:line-break/><text:span text:style-name="T14">Le immagini delle carte da analizzare sono inserit</text:span><text:span text:style-name="T15">e</text:span><text:span text:style-name="T14"> nell’area File</text:span></text:p>
      <text:p text:style-name="P10"><text:soft-page-break/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Google Sans Text" svg:font-family="'Google Sans Text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09:32:45.671576512</meta:creation-date>
    <dc:date>2025-09-10T17:18:56.237388777</dc:date>
    <meta:editing-duration>PT27M5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6" meta:paragraph-count="98" meta:word-count="1201" meta:character-count="9931" meta:non-whitespace-character-count="7904"/>
  </office:meta>
</office:document-meta>
</file>